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3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8.06mm" svg:height="124.94mm" svg:x="98.18mm" svg:y="31.16mm">
            <draw:object draw:notify-on-update-of-ranges="Sheet1.A2:Sheet1.A7 Sheet1.B1:Sheet1.B1 Sheet1.B2:Sheet1.B7 Sheet1.A2:Sheet1.A7 Sheet1.C1:Sheet1.C1 Sheet1.C2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alcul</text:p>
          </table:table-cell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cart</text:p>
          </table:table-cell>
          <table:table-cell/>
        </table:table-row>
        <table:table-row table:style-name="ro1">
          <table:table-cell office:value-type="float" office:value="31144" calcext:value-type="float">
            <text:p>31144</text:p>
          </table:table-cell>
          <table:table-cell office:value-type="float" office:value="22.49" calcext:value-type="float">
            <text:p>22,49</text:p>
          </table:table-cell>
          <table:table-cell table:formula="of:=273.15+1/([.$G$2]+[.$H$2]*LN([.$F$2]*(65536/[.$A2]-1))+[.$I$2]*LN([.$F$2]*(65536/[.$A2]-1))^2+[.$J$2]*LN([.$F$2]*(65536/[.$A2]-1))^3)" office:value-type="float" office:value="22.5397508087212" calcext:value-type="float">
            <text:p>22,54</text:p>
          </table:table-cell>
          <table:table-cell table:formula="of:=([.C2]-[.B2])*([.C2]-[.B2])" office:value-type="float" office:value="0.00247514296841729" calcext:value-type="float">
            <text:p>0,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-0.0194313638414884" calcext:value-type="float">
            <text:p>-0,019431363841488</text:p>
          </table:table-cell>
          <table:table-cell office:value-type="float" office:value="0.00367971065087119" calcext:value-type="float">
            <text:p>0,003679710650871</text:p>
          </table:table-cell>
          <table:table-cell office:value-type="float" office:value="-0.000295469749023458" calcext:value-type="float">
            <text:p>-0,000295469749023</text:p>
          </table:table-cell>
          <table:table-cell office:value-type="float" office:value="0.00000841848128735658" calcext:value-type="float">
            <text:p>8,41848128735658E-06</text:p>
          </table:table-cell>
          <table:table-cell table:formula="of:=SUM([.D2:.D2000])" office:value-type="float" office:value="0.0143080640117902" calcext:value-type="float">
            <text:p>0,01430806401179</text:p>
          </table:table-cell>
          <table:table-cell office:value-type="float" office:value="1.41643412743633" calcext:value-type="float">
            <text:p>1,41643412743633</text:p>
          </table:table-cell>
        </table:table-row>
        <table:table-row table:style-name="ro1">
          <table:table-cell office:value-type="float" office:value="17636" calcext:value-type="float">
            <text:p>17636</text:p>
          </table:table-cell>
          <table:table-cell office:value-type="float" office:value="3.16" calcext:value-type="float">
            <text:p>3,16</text:p>
          </table:table-cell>
          <table:table-cell table:formula="of:=273.15+1/([.$G$2]+[.$H$2]*LN([.$F$2]*(65536/[.$A3]-1))+[.$I$2]*LN([.$F$2]*(65536/[.$A3]-1))^2+[.$J$2]*LN([.$F$2]*(65536/[.$A3]-1))^3)" office:value-type="float" office:value="3.06737327801642" calcext:value-type="float">
            <text:p>3,07</text:p>
          </table:table-cell>
          <table:table-cell table:formula="of:=([.C3]-[.B3])*([.C3]-[.B3])" office:value-type="float" office:value="0.00857970962542369" calcext:value-type="float">
            <text:p>0,0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-0.0194313638414884" calcext:value-type="float">
            <text:p>-0,019431363841488</text:p>
          </table:table-cell>
          <table:table-cell office:value-type="float" office:value="0.00367971065087119" calcext:value-type="float">
            <text:p>0,003679710650871</text:p>
          </table:table-cell>
          <table:table-cell office:value-type="float" office:value="-0.000295469749023458" calcext:value-type="float">
            <text:p>-0,000295469749023</text:p>
          </table:table-cell>
          <table:table-cell office:value-type="float" office:value="0.00000841848128735658" calcext:value-type="float">
            <text:p>8,41848128735658E-06</text:p>
          </table:table-cell>
          <table:table-cell office:value-type="float" office:value="0.0143080640118847" calcext:value-type="float">
            <text:p>0,014308064011885</text:p>
          </table:table-cell>
          <table:table-cell/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float" office:value="-20.17" calcext:value-type="float">
            <text:p>-20,17</text:p>
          </table:table-cell>
          <table:table-cell table:formula="of:=273.15+1/([.$G$2]+[.$H$2]*LN([.$F$2]*(65536/[.$A4]-1))+[.$I$2]*LN([.$F$2]*(65536/[.$A4]-1))^2+[.$J$2]*LN([.$F$2]*(65536/[.$A4]-1))^3)" office:value-type="float" office:value="-20.1538831419384" calcext:value-type="float">
            <text:p>-20,15</text:p>
          </table:table-cell>
          <table:table-cell table:formula="of:=([.C4]-[.B4])*([.C4]-[.B4])" office:value-type="float" office:value="0.000259753113778928" calcext:value-type="float">
            <text:p>0,00</text:p>
          </table:table-cell>
          <table:table-cell table:number-columns-repeated="8"/>
        </table:table-row>
        <table:table-row table:style-name="ro1">
          <table:table-cell office:value-type="float" office:value="46637" calcext:value-type="float">
            <text:p>46637</text:p>
          </table:table-cell>
          <table:table-cell office:value-type="float" office:value="47.32" calcext:value-type="float">
            <text:p>47,32</text:p>
          </table:table-cell>
          <table:table-cell table:formula="of:=273.15+1/([.$G$2]+[.$H$2]*LN([.$F$2]*(65536/[.$A5]-1))+[.$I$2]*LN([.$F$2]*(65536/[.$A5]-1))^2+[.$J$2]*LN([.$F$2]*(65536/[.$A5]-1))^3)" office:value-type="float" office:value="47.2874170513524" calcext:value-type="float">
            <text:p>47,29</text:p>
          </table:table-cell>
          <table:table-cell table:formula="of:=([.C5]-[.B5])*([.C5]-[.B5])" office:value-type="float" office:value="0.00106164854256989" calcext:value-type="float">
            <text:p>0,00</text:p>
          </table:table-cell>
          <table:table-cell table:number-columns-repeated="8"/>
        </table:table-row>
        <table:table-row table:style-name="ro1">
          <table:table-cell office:value-type="float" office:value="31196" calcext:value-type="float">
            <text:p>31196</text:p>
          </table:table-cell>
          <table:table-cell office:value-type="float" office:value="22.58" calcext:value-type="float">
            <text:p>22,58</text:p>
          </table:table-cell>
          <table:table-cell table:formula="of:=273.15+1/([.$G$2]+[.$H$2]*LN([.$F$2]*(65536/[.$A6]-1))+[.$I$2]*LN([.$F$2]*(65536/[.$A6]-1))^2+[.$J$2]*LN([.$F$2]*(65536/[.$A6]-1))^3)" office:value-type="float" office:value="22.6131301005524" calcext:value-type="float">
            <text:p>22,61</text:p>
          </table:table-cell>
          <table:table-cell table:formula="of:=([.C6]-[.B6])*([.C6]-[.B6])" office:value-type="float" office:value="0.00109760356261485" calcext:value-type="float">
            <text:p>0,00</text:p>
          </table:table-cell>
          <table:table-cell table:number-columns-repeated="8"/>
        </table:table-row>
        <table:table-row table:style-name="ro1">
          <table:table-cell office:value-type="float" office:value="18859" calcext:value-type="float">
            <text:p>18859</text:p>
          </table:table-cell>
          <table:table-cell office:value-type="float" office:value="4.94" calcext:value-type="float">
            <text:p>4,94</text:p>
          </table:table-cell>
          <table:table-cell table:formula="of:=273.15+1/([.$G$2]+[.$H$2]*LN([.$F$2]*(65536/[.$A7]-1))+[.$I$2]*LN([.$F$2]*(65536/[.$A7]-1))^2+[.$J$2]*LN([.$F$2]*(65536/[.$A7]-1))^3)" office:value-type="float" office:value="4.96888262797921" calcext:value-type="float">
            <text:p>4,97</text:p>
          </table:table-cell>
          <table:table-cell table:formula="of:=([.C7]-[.B7])*([.C7]-[.B7])" office:value-type="float" office:value="0.000834206198985562" calcext:value-type="float">
            <text:p>0,00</text:p>
          </table:table-cell>
          <table:table-cell table:number-columns-repeated="8"/>
        </table:table-row>
        <table:table-row table:style-name="ro1" table:number-rows-repeated="104856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1_2" table:style-name="ta1">
        <table:shapes>
          <draw:frame draw:z-index="0" draw:style-name="gr1" draw:text-style-name="P1" svg:width="248.06mm" svg:height="124.94mm" svg:x="98.18mm" svg:y="31.16mm">
            <draw:object draw:notify-on-update-of-ranges="Sheet1_2.A2:Sheet1_2.A7 Sheet1_2.B1:Sheet1_2.B1 Sheet1_2.B2:Sheet1_2.B7 Sheet1_2.A2:Sheet1_2.A7 Sheet1_2.C1:Sheet1_2.C1 Sheet1_2.C2:Sheet1_2.C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alcul</text:p>
          </table:table-cell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cart</text:p>
          </table:table-cell>
          <table:table-cell/>
        </table:table-row>
        <table:table-row table:style-name="ro1">
          <table:table-cell office:value-type="float" office:value="31144" calcext:value-type="float">
            <text:p>31144</text:p>
          </table:table-cell>
          <table:table-cell office:value-type="float" office:value="22.49" calcext:value-type="float">
            <text:p>22,49</text:p>
          </table:table-cell>
          <table:table-cell table:formula="of:=-273.15+1/([.$G$2]+[.$H$2]*LN([.$F$2]*(65536/[.$A2]-1))+[.$I$2]*LN([.$F$2]*(65536/[.$A2]-1))^2+[.$J$2]*LN([.$F$2]*(65536/[.$A2]-1))^3)" office:value-type="float" office:value="22.4953261073952" calcext:value-type="float">
            <text:p>22,50</text:p>
          </table:table-cell>
          <table:table-cell table:formula="of:=([.C2]-[.B2])*([.C2]-[.B2])" office:value-type="float" office:value="0.0000283674199853792" calcext:value-type="float">
            <text:p>0,000</text:p>
          </table:table-cell>
          <table:table-cell/>
          <table:table-cell office:value-type="float" office:value="12708.2132412908" calcext:value-type="float">
            <text:p>12708,2132412908</text:p>
          </table:table-cell>
          <table:table-cell office:value-type="float" office:value="-0.000685889139821616" calcext:value-type="float">
            <text:p>-0,000685889139822</text:p>
          </table:table-cell>
          <table:table-cell office:value-type="float" office:value="0.000771000043226108" calcext:value-type="float">
            <text:p>0,000771000043226</text:p>
          </table:table-cell>
          <table:table-cell office:value-type="float" office:value="-0.0000549603989514405" calcext:value-type="float">
            <text:p>-5,49603989514405E-05</text:p>
          </table:table-cell>
          <table:table-cell office:value-type="float" office:value="0.0000019724853651315" calcext:value-type="float">
            <text:p>1,9724853651315E-06</text:p>
          </table:table-cell>
          <table:table-cell table:formula="of:=SUM([.D2:.D2000])" office:value-type="float" office:value="0.00898137054149846" calcext:value-type="float">
            <text:p>0,008981370541498</text:p>
          </table:table-cell>
          <table:table-cell office:value-type="float" office:value="1.41643412743633" calcext:value-type="float">
            <text:p>1,41643412743633</text:p>
          </table:table-cell>
        </table:table-row>
        <table:table-row table:style-name="ro1">
          <table:table-cell office:value-type="float" office:value="17636" calcext:value-type="float">
            <text:p>17636</text:p>
          </table:table-cell>
          <table:table-cell office:value-type="float" office:value="3.16" calcext:value-type="float">
            <text:p>3,16</text:p>
          </table:table-cell>
          <table:table-cell table:formula="of:=-273.15+1/([.$G$2]+[.$H$2]*LN([.$F$2]*(65536/[.$A3]-1))+[.$I$2]*LN([.$F$2]*(65536/[.$A3]-1))^2+[.$J$2]*LN([.$F$2]*(65536/[.$A3]-1))^3)" office:value-type="float" office:value="3.09608264839915" calcext:value-type="float">
            <text:p>3,10</text:p>
          </table:table-cell>
          <table:table-cell table:formula="of:=([.C3]-[.B3])*([.C3]-[.B3])" office:value-type="float" office:value="0.00408542783566711" calcext:value-type="float">
            <text:p>0,00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-0.0194313638414884" calcext:value-type="float">
            <text:p>-0,019431363841488</text:p>
          </table:table-cell>
          <table:table-cell office:value-type="float" office:value="0.00367971065087119" calcext:value-type="float">
            <text:p>0,003679710650871</text:p>
          </table:table-cell>
          <table:table-cell office:value-type="float" office:value="-0.000295469749023458" calcext:value-type="float">
            <text:p>-0,000295469749023</text:p>
          </table:table-cell>
          <table:table-cell office:value-type="float" office:value="0.00000841848128735658" calcext:value-type="float">
            <text:p>8,41848128735658E-06</text:p>
          </table:table-cell>
          <table:table-cell office:value-type="float" office:value="0.0143080640118847" calcext:value-type="float">
            <text:p>0,014308064011885</text:p>
          </table:table-cell>
          <table:table-cell/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float" office:value="-20.17" calcext:value-type="float">
            <text:p>-20,17</text:p>
          </table:table-cell>
          <table:table-cell table:formula="of:=-273.15+1/([.$G$2]+[.$H$2]*LN([.$F$2]*(65536/[.$A4]-1))+[.$I$2]*LN([.$F$2]*(65536/[.$A4]-1))^2+[.$J$2]*LN([.$F$2]*(65536/[.$A4]-1))^3)" office:value-type="float" office:value="-20.1686541207673" calcext:value-type="float">
            <text:p>-20,17</text:p>
          </table:table-cell>
          <table:table-cell table:formula="of:=([.C4]-[.B4])*([.C4]-[.B4])" office:value-type="float" office:value="0.00000181139090897883" calcext:value-type="float">
            <text:p>0,000</text:p>
          </table:table-cell>
          <table:table-cell table:number-columns-repeated="8"/>
        </table:table-row>
        <table:table-row table:style-name="ro1">
          <table:table-cell office:value-type="float" office:value="46637" calcext:value-type="float">
            <text:p>46637</text:p>
          </table:table-cell>
          <table:table-cell office:value-type="float" office:value="47.32" calcext:value-type="float">
            <text:p>47,32</text:p>
          </table:table-cell>
          <table:table-cell table:formula="of:=-273.15+1/([.$G$2]+[.$H$2]*LN([.$F$2]*(65536/[.$A5]-1))+[.$I$2]*LN([.$F$2]*(65536/[.$A5]-1))^2+[.$J$2]*LN([.$F$2]*(65536/[.$A5]-1))^3)" office:value-type="float" office:value="47.3208622661201" calcext:value-type="float">
            <text:p>47,32</text:p>
          </table:table-cell>
          <table:table-cell table:formula="of:=([.C5]-[.B5])*([.C5]-[.B5])" office:value-type="float" office:value="0.000000743502861801634" calcext:value-type="float">
            <text:p>0,000</text:p>
          </table:table-cell>
          <table:table-cell table:number-columns-repeated="8"/>
        </table:table-row>
        <table:table-row table:style-name="ro1">
          <table:table-cell office:value-type="float" office:value="31196" calcext:value-type="float">
            <text:p>31196</text:p>
          </table:table-cell>
          <table:table-cell office:value-type="float" office:value="22.58" calcext:value-type="float">
            <text:p>22,58</text:p>
          </table:table-cell>
          <table:table-cell table:formula="of:=-273.15+1/([.$G$2]+[.$H$2]*LN([.$F$2]*(65536/[.$A6]-1))+[.$I$2]*LN([.$F$2]*(65536/[.$A6]-1))^2+[.$J$2]*LN([.$F$2]*(65536/[.$A6]-1))^3)" office:value-type="float" office:value="22.5679032674706" calcext:value-type="float">
            <text:p>22,57</text:p>
          </table:table-cell>
          <table:table-cell table:formula="of:=([.C6]-[.B6])*([.C6]-[.B6])" office:value-type="float" office:value="0.000146330937887165" calcext:value-type="float">
            <text:p>0,000</text:p>
          </table:table-cell>
          <table:table-cell table:number-columns-repeated="8"/>
        </table:table-row>
        <table:table-row table:style-name="ro1">
          <table:table-cell office:value-type="float" office:value="18859" calcext:value-type="float">
            <text:p>18859</text:p>
          </table:table-cell>
          <table:table-cell office:value-type="float" office:value="4.94" calcext:value-type="float">
            <text:p>4,94</text:p>
          </table:table-cell>
          <table:table-cell table:formula="of:=-273.15+1/([.$G$2]+[.$H$2]*LN([.$F$2]*(65536/[.$A7]-1))+[.$I$2]*LN([.$F$2]*(65536/[.$A7]-1))^2+[.$J$2]*LN([.$F$2]*(65536/[.$A7]-1))^3)" office:value-type="float" office:value="5.00869271762122" calcext:value-type="float">
            <text:p>5,01</text:p>
          </table:table-cell>
          <table:table-cell table:formula="of:=([.C7]-[.B7])*([.C7]-[.B7])" office:value-type="float" office:value="0.00471868945418802" calcext:value-type="float">
            <text:p>0,005</text:p>
          </table:table-cell>
          <table:table-cell table:number-columns-repeated="8"/>
        </table:table-row>
        <table:table-row table:style-name="ro1" table:number-rows-repeated="104856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fr" fo:country="FR" style:font-name-asian="Nimbus Sans1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fr" fo:country="FR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07:27:26.633301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7:42:39.938205876</meta:creation-date>
    <dc:date>2018-09-03T07:27:38.851657934</dc:date>
    <meta:editing-duration>PT15H4M54S</meta:editing-duration>
    <meta:editing-cycles>12</meta:editing-cycles>
    <meta:generator>LibreOffice/6.1.0.3$Linux_X86_64 LibreOffice_project/10$Build-3</meta:generator>
    <meta:document-statistic meta:table-count="2" meta:cell-count="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807cm" svg:height="12.495cm" xlink:href=".." xlink:type="simple" chart:class="chart:scatter" chart:style-name="ch1">
        <chart:legend chart:legend-position="end" svg:x="23.089cm" svg:y="5.748cm" style:legend-expansion="high" chart:style-name="ch2"/>
        <chart:plot-area chart:style-name="ch3" table:cell-range-address="Sheet1.A2:Sheet1.C7 Sheet1.B1:Sheet1.C1" chart:data-source-has-labels="row" svg:x="0.496cm" svg:y="0.249cm" svg:width="22.097cm" svg:height="11.997cm">
          <chartooo:coordinate-region svg:x="1.71cm" svg:y="0.424cm" svg:width="20.413cm" svg:height="11.6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series chart:style-name="ch8" chart:values-cell-range-address="Sheet1.C2:Sheet1.C7" chart:label-cell-address="Sheet1.C1:Sheet1.C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</text:p>
                <draw:g>
                  <svg:desc>Sheet1.B1:Sheet1.B1</svg:desc>
                </draw:g>
              </table:table-cell>
              <table:table-cell office:value-type="string">
                <text:p>Calcu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144">
                <text:p>31144</text:p>
                <draw:g>
                  <svg:desc>Sheet1.A2:Sheet1.A7</svg:desc>
                </draw:g>
              </table:table-cell>
              <table:table-cell office:value-type="float" office:value="22.49">
                <text:p>22.49</text:p>
                <draw:g>
                  <svg:desc>Sheet1.B2:Sheet1.B7</svg:desc>
                </draw:g>
              </table:table-cell>
              <table:table-cell office:value-type="float" office:value="22.5397508087212">
                <text:p>22.5397508087212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36">
                <text:p>17636</text:p>
              </table:table-cell>
              <table:table-cell office:value-type="float" office:value="3.16">
                <text:p>3.16</text:p>
              </table:table-cell>
              <table:table-cell office:value-type="float" office:value="3.06737327801642">
                <text:p>3.06737327801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95">
                <text:p>6595</text:p>
              </table:table-cell>
              <table:table-cell office:value-type="float" office:value="-20.17">
                <text:p>-20.17</text:p>
              </table:table-cell>
              <table:table-cell office:value-type="float" office:value="-20.1538831419384">
                <text:p>-20.1538831419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637">
                <text:p>46637</text:p>
              </table:table-cell>
              <table:table-cell office:value-type="float" office:value="47.32">
                <text:p>47.32</text:p>
              </table:table-cell>
              <table:table-cell office:value-type="float" office:value="47.2874170513524">
                <text:p>47.2874170513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196">
                <text:p>31196</text:p>
              </table:table-cell>
              <table:table-cell office:value-type="float" office:value="22.58">
                <text:p>22.58</text:p>
              </table:table-cell>
              <table:table-cell office:value-type="float" office:value="22.6131301005524">
                <text:p>22.6131301005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859">
                <text:p>18859</text:p>
              </table:table-cell>
              <table:table-cell office:value-type="float" office:value="4.94">
                <text:p>4.94</text:p>
              </table:table-cell>
              <table:table-cell office:value-type="float" office:value="4.96888262797921">
                <text:p>4.968882627979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807cm" svg:height="12.495cm" xlink:href=".." xlink:type="simple" chart:class="chart:scatter" chart:style-name="ch1">
        <chart:legend chart:legend-position="end" svg:x="23.089cm" svg:y="5.748cm" style:legend-expansion="high" chart:style-name="ch2"/>
        <chart:plot-area chart:style-name="ch3" table:cell-range-address="Sheet1_2.A2:Sheet1_2.C7 Sheet1_2.B1:Sheet1_2.C1" chart:data-source-has-labels="row" svg:x="0.496cm" svg:y="0.249cm" svg:width="22.097cm" svg:height="11.997cm">
          <chartooo:coordinate-region svg:x="1.71cm" svg:y="0.424cm" svg:width="20.413cm" svg:height="11.6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_2.B2:Sheet1_2.B7" chart:label-cell-address="Sheet1_2.B1:Sheet1_2.B1" chart:class="chart:scatter">
            <chart:domain table:cell-range-address="Sheet1_2.A2:Sheet1_2.A7"/>
            <chart:data-point chart:repeated="6"/>
          </chart:series>
          <chart:series chart:style-name="ch8" chart:values-cell-range-address="Sheet1_2.C2:Sheet1_2.C7" chart:label-cell-address="Sheet1_2.C1:Sheet1_2.C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</text:p>
                <draw:g>
                  <svg:desc>Sheet1_2.B1:Sheet1_2.B1</svg:desc>
                </draw:g>
              </table:table-cell>
              <table:table-cell office:value-type="string">
                <text:p>Calcul</text:p>
                <draw:g>
                  <svg:desc>Sheet1_2.C1:Sheet1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144">
                <text:p>31144</text:p>
                <draw:g>
                  <svg:desc>Sheet1_2.A2:Sheet1_2.A7</svg:desc>
                </draw:g>
              </table:table-cell>
              <table:table-cell office:value-type="float" office:value="22.49">
                <text:p>22.49</text:p>
                <draw:g>
                  <svg:desc>Sheet1_2.B2:Sheet1_2.B7</svg:desc>
                </draw:g>
              </table:table-cell>
              <table:table-cell office:value-type="float" office:value="22.4953261073952">
                <text:p>22.4953261073952</text:p>
                <draw:g>
                  <svg:desc>Sheet1_2.C2:Sheet1_2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36">
                <text:p>17636</text:p>
              </table:table-cell>
              <table:table-cell office:value-type="float" office:value="3.16">
                <text:p>3.16</text:p>
              </table:table-cell>
              <table:table-cell office:value-type="float" office:value="3.09608264839915">
                <text:p>3.09608264839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95">
                <text:p>6595</text:p>
              </table:table-cell>
              <table:table-cell office:value-type="float" office:value="-20.17">
                <text:p>-20.17</text:p>
              </table:table-cell>
              <table:table-cell office:value-type="float" office:value="-20.1686541207673">
                <text:p>-20.1686541207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637">
                <text:p>46637</text:p>
              </table:table-cell>
              <table:table-cell office:value-type="float" office:value="47.32">
                <text:p>47.32</text:p>
              </table:table-cell>
              <table:table-cell office:value-type="float" office:value="47.3208622661201">
                <text:p>47.3208622661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196">
                <text:p>31196</text:p>
              </table:table-cell>
              <table:table-cell office:value-type="float" office:value="22.58">
                <text:p>22.58</text:p>
              </table:table-cell>
              <table:table-cell office:value-type="float" office:value="22.5679032674706">
                <text:p>22.5679032674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859">
                <text:p>18859</text:p>
              </table:table-cell>
              <table:table-cell office:value-type="float" office:value="4.94">
                <text:p>4.94</text:p>
              </table:table-cell>
              <table:table-cell office:value-type="float" office:value="5.00869271762122">
                <text:p>5.008692717621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